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text-properties officeooo:paragraph-rsid="002e61a6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officeooo:paragraph-rsid="002f36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26eebd" style:text-blinking="false" fo:background-color="transparent" style:font-size-asian="11pt" style:font-size-complex="11pt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2b86d" style:text-blinking="false" fo:background-color="transparent" style:font-size-asian="11pt" style:font-size-complex="11p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3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9" style:family="text">
      <style:text-properties officeooo:rsid="0022b86d"/>
    </style:style>
    <style:style style:name="T10" style:family="text">
      <style:text-properties officeooo:rsid="00248363"/>
    </style:style>
    <style:style style:name="T11" style:family="text">
      <style:text-properties officeooo:rsid="002bacdc"/>
    </style:style>
    <style:style style:name="T12" style:family="text">
      <style:text-properties officeooo:rsid="002f364c"/>
    </style:style>
    <style:style style:name="T13" style:family="text">
      <style:text-properties officeooo:rsid="00327c80"/>
    </style:style>
    <style:style style:name="T14" style:family="text">
      <style:text-properties style:font-name="Arial" fo:font-size="11pt" officeooo:rsid="00327c80" style:font-size-asian="11pt" style:font-size-complex="11pt"/>
    </style:style>
    <style:style style:name="T15" style:family="text">
      <style:text-properties style:font-name="Arial" fo:font-size="11pt" officeooo:rsid="002e61a6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874089c3-7fff-b4f2-d4a4-fb9a77642bbb"/><text:span text:style-name="T8">Shadow Stalker</text:span><text:span text:style-name="T7"> </text:span></text:p>
      <text:p text:style-name="P5">SHADOW STALKER</text:p>
      <text:p text:style-name="P1"/>
      <text:p text:style-name="P11"><text:span text:style-name="T4">B</text:span><text:span text:style-name="T3">ugs</text:span></text:p>
      <text:p text:style-name="P8"/>
      <text:list xml:id="list49986798" text:style-name="L1">
        <text:list-item>
          <text:p text:style-name="P32">Player spawning on start menu</text:p>
        </text:list-item>
        <text:list-item>
          <text:p text:style-name="P33">Door indicator icon not working on prefab doors.</text:p>
        </text:list-item>
        <text:list-item>
          <text:p text:style-name="P12">Fix waterfall <text:span text:style-name="T12">design...</text:span><text:span text:style-name="T13">lower it</text:span></text:p>
        </text:list-item>
        <text:list-item>
          <text:p text:style-name="P13">Player doesn’t die when lantern is out</text:p>
        </text:list-item>
      </text:list>
      <text:p text:style-name="P7"/>
      <text:p text:style-name="P9"><text:span text:style-name="T1">T</text:span><text:span text:style-name="T2">o Do</text:span></text:p>
      <text:p text:style-name="P2"/>
      <text:list xml:id="list241240229" text:style-name="L2">
        <text:list-item>
          <text:p text:style-name="P14">Pages for Necronomicon</text:p>
        </text:list-item>
        <text:list-item>
          <text:p text:style-name="P15">Load / Save</text:p>
        </text:list-item>
        <text:list-item>
          <text:p text:style-name="P16">Level load times.</text:p>
        </text:list-item>
        <text:list-item>
          <text:p text:style-name="P17"><text:span text:style-name="T9">Level transition animatio</text:span><text:span text:style-name="T11">n</text:span></text:p>
        </text:list-item>
        <text:list-item>
          <text:p text:style-name="P28">Shader for crystals</text:p>
        </text:list-item>
        <text:list-item>
          <text:p text:style-name="P22">Background fade to black as lantern goes out</text:p>
        </text:list-item>
        <text:list-item>
          <text:p text:style-name="P18">Player dying <text:span text:style-name="T10">and reloading (save point?)</text:span></text:p>
        </text:list-item>
        <text:list-item>
          <text:p text:style-name="P23">Additional play animations (waking up at start of game)</text:p>
        </text:list-item>
        <text:list-item>
          <text:p text:style-name="P23">Madness effects (chromatic aberration), <text:span text:style-name="T9">illusions, </text:span><text:span text:style-name="T10">sounds of whispering</text:span></text:p>
        </text:list-item>
        <text:list-item>
          <text:p text:style-name="P24">Lift being at the bottom if the player enters from the town. </text:p>
        </text:list-item>
        <text:list-item>
          <text:p text:style-name="P23">Weather</text:p>
        </text:list-item>
        <text:list-item>
          <text:p text:style-name="P29">Player lantern animation</text:p>
        </text:list-item>
        <text:list-item>
          <text:p text:style-name="P29">Keys (relics) to unlock doors/start platforms/solve puzzles</text:p>
        </text:list-item>
        <text:list-item>
          <text:p text:style-name="P29">Key out of the level in the barn the player first sees when entering the town.</text:p>
        </text:list-item>
        <text:list-item>
          <text:p text:style-name="P18">Multi-level puzzles</text:p>
        </text:list-item>
        <text:list-item>
          <text:p text:style-name="P18">Flashlight on/off</text:p>
        </text:list-item>
        <text:list-item>
          <text:p text:style-name="P30">Lantern on/off</text:p>
        </text:list-item>
        <text:list-item>
          <text:p text:style-name="P18">Church holds the sun relic. This is the goal for the player and ends the game when obtained. It requires 5 pieces 6 with the inner circle?</text:p>
        </text:list-item>
        <text:list-item>
          <text:p text:style-name="P18">Player able to switch between no light, flashlight, and lantern. Lantern for short range. Flashlight for long range</text:p>
        </text:list-item>
        <text:list-item>
          <text:p text:style-name="P18">Glimpses of the “monsters”</text:p>
        </text:list-item>
        <text:list-item>
          <text:p text:style-name="P26">Player death (random times<text:span text:style-name="T11">)</text:span></text:p>
        </text:list-item>
        <text:list-item>
          <text:p text:style-name="P31">Moving platforms</text:p>
        </text:list-item>
        <text:list-item>
          <text:p text:style-name="P16">Conveyors</text:p>
        </text:list-item>
        <text:list-item>
          <text:p text:style-name="P27">Flickering light</text:p>
        </text:list-item>
      </text:list>
      <text:p text:style-name="P1"><text:soft-page-break/></text:p>
      <text:p text:style-name="P6">HUD</text:p>
      <text:list xml:id="list2424322599" text:style-name="L3">
        <text:list-item>
          <text:p text:style-name="P19">In the pause menu?</text:p>
        </text:list-item>
        <text:list-item>
          <text:p text:style-name="P19">Battery power indicator for flashlight</text:p>
        </text:list-item>
        <text:list-item>
          <text:p text:style-name="P19">Candle indicator for lantern</text:p>
        </text:list-item>
        <text:list-item>
          <text:p text:style-name="P19">Keys/relics the player has</text:p>
        </text:list-item>
      </text:list>
      <text:p text:style-name="P1"/>
      <text:p text:style-name="P6">Levels</text:p>
      <text:list xml:id="list2045037096" text:style-name="L4">
        <text:list-item>
          <text:p text:style-name="P20">Town</text:p>
        </text:list-item>
        <text:list-item>
          <text:p text:style-name="P20">Church (Sun relic)</text:p>
        </text:list-item>
        <text:list-item>
          <text:p text:style-name="P34"><text:span text:style-name="T5">Cave</text:span><text:span text:style-name="T6">s</text:span></text:p>
        </text:list-item>
        <text:list-item>
          <text:p text:style-name="P20">Mountain (snow)</text:p>
        </text:list-item>
        <text:list-item>
          <text:p text:style-name="P20">Forest (with sporadic cabins)</text:p>
        </text:list-item>
        <text:list-item>
          <text:p text:style-name="P20">Bell tower</text:p>
        </text:list-item>
        <text:list-item>
          <text:p text:style-name="P20">Graveyard/mausoleum</text:p>
        </text:list-item>
        <text:list-item>
          <text:p text:style-name="P20">Swamp</text:p>
        </text:list-item>
        <text:list-item>
          <text:p text:style-name="P20">Bridge </text:p>
        </text:list-item>
      </text:list>
      <text:p text:style-name="P1"/>
      <text:p text:style-name="P6">Puzzles/Level Design</text:p>
      <text:list xml:id="list4162788290" text:style-name="L5">
        <text:list-item>
          <text:p text:style-name="P21">Collect scrolls to unlock Sun key piece</text:p>
        </text:list-item>
        <text:list-item>
          <text:p text:style-name="P21">Find a lever that opens the cave<text:span text:style-name="T11">s</text:span></text:p>
        </text:list-item>
        <text:list-item>
          <text:p text:style-name="P25">Church door locked by sun shards and the inside to have the puzzle for the Necronomicon scrolls?</text:p>
        </text:list-item>
      </text:list>
      <text:p text:style-name="P1"/>
      <text:p text:style-name="P6">Narrative</text:p>
      <text:p text:style-name="P1"/>
      <text:p text:style-name="P4">We became the cogs in our own meat grinder.</text:p>
      <text:p text:style-name="P3"><text:span text:style-name="T14">The earthquake and storm have us off course </text:span><text:span text:style-name="T15">but an island </text:span><text:span text:style-name="T14">is </text:span><text:span text:style-name="T15">in the distance, we shall sail there and hope for salvation.</text:span></text:p>
      <text:p text:style-name="P4">...they come for us through the darkness...never the light...</text:p>
      <text:p text:style-name="P4">...light! More light!</text:p>
      <text:p text:style-name="P4">...we have come to call them shadow stalkers...</text:p>
      <text:p text:style-name="P4">...the absence of light draws them out...</text:p>
      <text:p text:style-name="P4">...cursed...will the darkness ever end?</text:p>
      <text:p text:style-name="P4">...whatever god or beast we angered...we have paid for it...</text:p>
      <text:p text:style-name="P4">...may the sun, willingly, come and guide us from this fate.</text:p>
      <text:p text:style-name="P4">...we spotted a wrecked ship. Hopes are someone survived and can save us.</text:p>
      <text:p text:style-name="P4"><text:soft-page-break/>...our records will surpass our lives...and tell the story of a horrible fate.</text:p>
      <text:p text:style-name="P4">...</text:p>
      <text:p text:style-name="P1"/>
      <text:p text:style-name="P4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16T20:21:26.226010144</dc:date>
    <meta:editing-duration>PT8H31M10S</meta:editing-duration>
    <meta:editing-cycles>24</meta:editing-cycles>
    <meta:generator>LibreOffice/6.4.4.2$Linux_X86_64 LibreOffice_project/40$Build-2</meta:generator>
    <meta:document-statistic meta:table-count="0" meta:image-count="0" meta:object-count="0" meta:page-count="3" meta:paragraph-count="70" meta:word-count="447" meta:character-count="2453" meta:non-whitespace-character-count="2115"/>
  </office:meta>
</office:document-meta>
</file>